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000000384A1DDED49BBAFA826.png" manifest:media-type="image/png"/>
  <manifest:file-entry manifest:full-path="Pictures/10000001000006400000038436B84168BDC3577E.png" manifest:media-type="image/png"/>
  <manifest:file-entry manifest:full-path="Pictures/100000010000064000000384440C6CE56EB4080F.png" manifest:media-type="image/png"/>
  <manifest:file-entry manifest:full-path="Pictures/1000000100000640000003845F0048BAA984B4EE.png" manifest:media-type="image/png"/>
  <manifest:file-entry manifest:full-path="Pictures/10000001000006400000038418A64B6C7F8AE5A8.png" manifest:media-type="image/png"/>
  <manifest:file-entry manifest:full-path="Pictures/10000001000006400000038489B51887DB116B67.png" manifest:media-type="image/png"/>
  <manifest:file-entry manifest:full-path="Pictures/100000010000064000000384CB97ACBD317FD038.png" manifest:media-type="image/png"/>
  <manifest:file-entry manifest:full-path="Pictures/1000000100000640000003845E00836B7AC69EE3.png" manifest:media-type="image/png"/>
  <manifest:file-entry manifest:full-path="Pictures/1000000100000640000003840162F71107CC6996.png" manifest:media-type="image/png"/>
  <manifest:file-entry manifest:full-path="Pictures/100000010000064000000384946A69E7629EACA3.png" manifest:media-type="image/png"/>
  <manifest:file-entry manifest:full-path="Pictures/100000010000064000000384C17BE76555CDD4CB.png" manifest:media-type="image/png"/>
  <manifest:file-entry manifest:full-path="Pictures/100000010000064000000384D349324DC395A9D1.png" manifest:media-type="image/png"/>
  <manifest:file-entry manifest:full-path="Pictures/100000010000064000000384ED632E8FFD67BBAF.png" manifest:media-type="image/png"/>
  <manifest:file-entry manifest:full-path="Pictures/1000000100000640000003845D00AC0B1EA2926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229d4" officeooo:paragraph-rsid="000229d4"/>
    </style:style>
    <style:style style:name="P2" style:family="paragraph" style:parent-style-name="Standard">
      <style:text-properties officeooo:rsid="00029ba9" officeooo:paragraph-rsid="00029ba9"/>
    </style:style>
    <style:style style:name="P3" style:family="paragraph" style:parent-style-name="Standard">
      <style:text-properties officeooo:rsid="0002c61f" officeooo:paragraph-rsid="0002c61f"/>
    </style:style>
    <style:style style:name="P4" style:family="paragraph" style:parent-style-name="Standard">
      <style:text-properties officeooo:rsid="00041156" officeooo:paragraph-rsid="00041156"/>
    </style:style>
    <style:style style:name="P5" style:family="paragraph" style:parent-style-name="Standard">
      <style:text-properties officeooo:rsid="00056cca" officeooo:paragraph-rsid="00056cca"/>
    </style:style>
    <style:style style:name="P6" style:family="paragraph" style:parent-style-name="Standard">
      <style:text-properties officeooo:rsid="0008a4d9" officeooo:paragraph-rsid="0008a4d9"/>
    </style:style>
    <style:style style:name="P7" style:family="paragraph" style:parent-style-name="Standard">
      <style:text-properties officeooo:rsid="0008ba5c" officeooo:paragraph-rsid="00041156"/>
    </style:style>
    <style:style style:name="T1" style:family="text">
      <style:text-properties officeooo:rsid="00029ba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</text:p>
      <text:p text:style-name="P1"><draw:frame draw:style-name="fr3" draw:name="Figura1" text:anchor-type="char" svg:x="0.079cm" svg:y="0.138cm" svg:width="17cm" svg:height="9.562cm" draw:z-index="0"><draw:image xlink:href="Pictures/10000001000006400000038436B84168BDC3577E.png" xlink:type="simple" xlink:show="embed" xlink:actuate="onLoad" draw:mime-type="image/png"/></draw:frame></text:p>
      <text:p text:style-name="P1"/>
      <text:p text:style-name="P1">2)</text:p>
      <text:p text:style-name="P1"><draw:frame draw:style-name="fr1" draw:name="Figura2" text:anchor-type="char" svg:width="17cm" svg:height="9.562cm" draw:z-index="1"><draw:image xlink:href="Pictures/100000010000064000000384440C6CE56EB4080F.png" xlink:type="simple" xlink:show="embed" xlink:actuate="onLoad" draw:mime-type="image/png"/></draw:frame></text:p>
      <text:p text:style-name="P1"/>
      <text:p text:style-name="Text_20_body">3<text:span text:style-name="T1">)</text:span></text:p>
      <text:p text:style-name="Text_20_body"><draw:frame draw:style-name="fr2" draw:name="Figura3" text:anchor-type="char" svg:width="17cm" svg:height="9.562cm" draw:z-index="2"><draw:image xlink:href="Pictures/10000001000006400000038418A64B6C7F8AE5A8.png" xlink:type="simple" xlink:show="embed" xlink:actuate="onLoad" draw:mime-type="image/png"/></draw:frame><text:soft-page-break/></text:p>
      <text:p text:style-name="P2">4)</text:p>
      <text:p text:style-name="P2"><draw:frame draw:style-name="fr1" draw:name="Figura4" text:anchor-type="char" svg:width="17cm" svg:height="9.562cm" draw:z-index="3"><draw:image xlink:href="Pictures/10000001000006400000038489B51887DB116B67.png" xlink:type="simple" xlink:show="embed" xlink:actuate="onLoad" draw:mime-type="image/png"/></draw:frame></text:p>
      <text:p text:style-name="P2"/>
      <text:p text:style-name="P2"/>
      <text:p text:style-name="P2">5)</text:p>
      <text:p text:style-name="P2"><draw:frame draw:style-name="fr2" draw:name="Figura5" text:anchor-type="char" svg:width="17cm" svg:height="9.562cm" draw:z-index="4"><draw:image xlink:href="Pictures/1000000100000640000003845E00836B7AC69EE3.png" xlink:type="simple" xlink:show="embed" xlink:actuate="onLoad" draw:mime-type="image/png"/></draw:frame><text:soft-page-break/></text:p>
      <text:p text:style-name="P2"/>
      <text:p text:style-name="P3">6</text:p>
      <text:p text:style-name="P3"><draw:frame draw:style-name="fr1" draw:name="Figura6" text:anchor-type="char" svg:width="17cm" svg:height="9.562cm" draw:z-index="5"><draw:image xlink:href="Pictures/1000000100000640000003840162F71107CC6996.png" xlink:type="simple" xlink:show="embed" xlink:actuate="onLoad" draw:mime-type="image/png"/></draw:frame></text:p>
      <text:p text:style-name="P2"/>
      <text:p text:style-name="P3">7</text:p>
      <text:p text:style-name="P3"><draw:frame draw:style-name="fr2" draw:name="Figura7" text:anchor-type="char" svg:width="17cm" svg:height="9.562cm" draw:z-index="6"><draw:image xlink:href="Pictures/100000010000064000000384946A69E7629EACA3.png" xlink:type="simple" xlink:show="embed" xlink:actuate="onLoad" draw:mime-type="image/png"/></draw:frame><text:soft-page-break/></text:p>
      <text:p text:style-name="P1"/>
      <text:p text:style-name="P4">8</text:p>
      <text:p text:style-name="P4"><draw:frame draw:style-name="fr3" draw:name="Figura8" text:anchor-type="char" svg:x="0cm" svg:y="0.058cm" svg:width="17cm" svg:height="9.562cm" draw:z-index="7"><draw:image xlink:href="Pictures/100000010000064000000384D349324DC395A9D1.png" xlink:type="simple" xlink:show="embed" xlink:actuate="onLoad" draw:mime-type="image/png"/></draw:frame></text:p>
      <text:p text:style-name="P4"/>
      <text:p text:style-name="P4"/>
      <text:p text:style-name="P4">9</text:p>
      <text:p text:style-name="P4"><draw:frame draw:style-name="fr2" draw:name="Figura9" text:anchor-type="char" svg:width="17cm" svg:height="9.562cm" draw:z-index="8"><draw:image xlink:href="Pictures/100000010000064000000384ED632E8FFD67BBAF.png" xlink:type="simple" xlink:show="embed" xlink:actuate="onLoad" draw:mime-type="image/png"/></draw:frame><text:soft-page-break/></text:p>
      <text:p text:style-name="P4"/>
      <text:p text:style-name="P5">10</text:p>
      <text:p text:style-name="P5"><draw:frame draw:style-name="fr1" draw:name="Figura10" text:anchor-type="char" svg:width="17cm" svg:height="9.562cm" draw:z-index="9"><draw:image xlink:href="Pictures/1000000100000640000003845F0048BAA984B4EE.png" xlink:type="simple" xlink:show="embed" xlink:actuate="onLoad" draw:mime-type="image/png"/></draw:frame></text:p>
      <text:p text:style-name="P4"/>
      <text:p text:style-name="P5">11</text:p>
      <text:p text:style-name="P5"><draw:frame draw:style-name="fr2" draw:name="Figura11" text:anchor-type="char" svg:width="17cm" svg:height="9.562cm" draw:z-index="10"><draw:image xlink:href="Pictures/100000010000064000000384C17BE76555CDD4CB.png" xlink:type="simple" xlink:show="embed" xlink:actuate="onLoad" draw:mime-type="image/png"/></draw:frame><text:soft-page-break/></text:p>
      <text:p text:style-name="P4"/>
      <text:p text:style-name="P6">12</text:p>
      <text:p text:style-name="P6"><draw:frame draw:style-name="fr1" draw:name="Figura12" text:anchor-type="char" svg:width="17cm" svg:height="9.562cm" draw:z-index="11"><draw:image xlink:href="Pictures/1000000100000640000003845D00AC0B1EA2926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13</text:p>
      <text:p text:style-name="P6"><draw:frame draw:style-name="fr1" draw:name="Figura13" text:anchor-type="char" svg:width="17cm" svg:height="9.562cm" draw:z-index="12"><draw:image xlink:href="Pictures/100000010000064000000384CB97ACBD317FD038.png" xlink:type="simple" xlink:show="embed" xlink:actuate="onLoad" draw:mime-type="image/png"/></draw:frame></text:p>
      <text:p text:style-name="P4"/>
      <text:p text:style-name="P4"/>
      <text:p text:style-name="P6">14</text:p>
      <text:p text:style-name="P6"><draw:frame draw:style-name="fr1" draw:name="Figura14" text:anchor-type="char" svg:width="17cm" svg:height="9.562cm" draw:z-index="13"><draw:image xlink:href="Pictures/100000010000064000000384A1DDED49BBAFA826.png" xlink:type="simple" xlink:show="embed" xlink:actuate="onLoad" draw:mime-type="image/png"/></draw:frame></text:p>
      <text:p text:style-name="P4"/>
      <text:p text:style-name="P4"/>
      <text:p text:style-name="P4"/>
      <text:p text:style-name="P7"/>
      <text:p text:style-name="P4"/>
      <text:p text:style-name="P4"/>
      <text:p text:style-name="P4"/>
      <text:p text:style-name="P4"><text:soft-page-break/>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13:34:09.675031780</meta:creation-date>
    <dc:date>2025-04-17T15:31:25.169816950</dc:date>
    <meta:editing-duration>PT15M57S</meta:editing-duration>
    <meta:editing-cycles>3</meta:editing-cycles>
    <meta:generator>LibreOffice/7.3.7.2$Linux_X86_64 LibreOffice_project/30$Build-2</meta:generator>
    <meta:document-statistic meta:table-count="0" meta:image-count="14" meta:object-count="0" meta:page-count="8" meta:paragraph-count="14" meta:word-count="14" meta:character-count="24" meta:non-whitespace-character-count="24"/>
  </office:meta>
</office:document-meta>
</file>